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normal"/>
    </style:style>
    <style:style style:name="P7" style:family="paragraph">
      <loext:graphic-properties draw:fill="none"/>
      <style:paragraph-properties fo:text-align="center"/>
      <style:text-properties fo:font-style="normal"/>
    </style:style>
    <style:style style:name="P8" style:family="paragraph"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Image and video processing</text:p>
              </text:list-item>
              <text:list-item>
                <text:p>Spreadsheets and databases</text:p>
              </text:list-item>
              <text:list-item>
                <text:p>Visualizations (plots, GIS)</text:p>
              </text:list-item>
              <text:list-item>
                <text:p>Scripting: Jython,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4.7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4.7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4.7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4.7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flow</text:p>
          </draw:text-box>
        </draw:frame>
        <draw:frame draw:style-name="gr2" draw:text-style-name="P5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3" draw:text-style-name="P6" draw:layer="layout" svg:width="7cm" svg:height="1cm" svg:x="5cm" svg:y="6.5cm">
          <draw:text-box>
            <text:p>Output the file to read</text:p>
          </draw:text-box>
        </draw:frame>
        <draw:frame draw:style-name="gr4" draw:text-style-name="P6" draw:layer="layout" svg:width="5.5cm" svg:height="0.962cm" svg:x="5cm" svg:y="8.1cm">
          <draw:text-box>
            <text:p>Read the file</text:p>
          </draw:text-box>
        </draw:frame>
        <draw:frame draw:style-name="gr3" draw:text-style-name="P6" draw:layer="layout" svg:width="7.5cm" svg:height="1cm" svg:x="5cm" svg:y="10cm">
          <draw:text-box>
            <text:p>Set the class attribute</text:p>
          </draw:text-box>
        </draw:frame>
        <draw:frame draw:style-name="gr4" draw:text-style-name="P6" draw:layer="layout" svg:width="6cm" svg:height="0.962cm" svg:x="5cm" svg:y="11.7cm">
          <draw:text-box>
            <text:p>Apply filter</text:p>
          </draw:text-box>
        </draw:frame>
        <draw:frame draw:style-name="gr4" draw:text-style-name="P6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5" draw:text-style-name="P7" draw:layer="layout" svg:x1="2cm" svg:y1="6.5cm" svg:x2="2cm" svg:y2="14cm">
          <text:p/>
        </draw:line>
        <draw:frame draw:style-name="gr6" draw:text-style-name="P9" draw:layer="layout" svg:width="6.64cm" svg:height="3.338cm" svg:x="16.8cm" svg:y="8.5cm">
          <draw:text-box>
            <text:p text:style-name="P8"><text:span text:style-name="T2">Load dataset, </text:span></text:p>
            <text:p text:style-name="P8"><text:span text:style-name="T2">apply filter and</text:span></text:p>
            <text:p text:style-name="P8"><text:span text:style-name="T2">display datas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low (2)</text:p>
          </draw:text-box>
        </draw:frame>
        <draw:frame draw:style-name="gr2" draw:text-style-name="P5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5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2" draw:text-style-name="P5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2" draw:text-style-name="P5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5" draw:text-style-name="P7" draw:layer="layout" svg:x1="4cm" svg:y1="9cm" svg:x2="4cm" svg:y2="15.5cm">
          <text:p/>
        </draw:line>
        <draw:line draw:style-name="gr5" draw:text-style-name="P7" draw:layer="layout" svg:x1="4cm" svg:y1="18cm" svg:x2="4cm" svg:y2="20.475cm">
          <text:p/>
        </draw:line>
        <draw:line draw:style-name="gr5" draw:text-style-name="P7" draw:layer="layout" svg:x1="1.5cm" svg:y1="4cm" svg:x2="1.5cm" svg:y2="7.5cm">
          <text:p/>
        </draw:line>
        <draw:line draw:style-name="gr5" draw:text-style-name="P7" draw:layer="layout" svg:x1="1.5cm" svg:y1="7.975cm" svg:x2="3.5cm" svg:y2="8cm">
          <text:p/>
        </draw:line>
        <draw:line draw:style-name="gr5" draw:text-style-name="P7" draw:layer="layout" svg:x1="1.475cm" svg:y1="16.977cm" svg:x2="3.475cm" svg:y2="17.002cm">
          <text:p/>
        </draw:line>
        <draw:frame draw:style-name="gr3" draw:text-style-name="P6" draw:layer="layout" svg:width="7.5cm" svg:height="1cm" svg:x="4cm" svg:y="4.2cm">
          <draw:text-box>
            <text:p>Generate data stream</text:p>
          </draw:text-box>
        </draw:frame>
        <draw:frame draw:style-name="gr4" draw:text-style-name="P6" draw:layer="layout" svg:width="9cm" svg:height="0.962cm" svg:x="4.5cm" svg:y="6cm">
          <draw:text-box>
            <text:p>Feed data into branches</text:p>
          </draw:text-box>
        </draw:frame>
        <draw:frame draw:style-name="gr3" draw:text-style-name="P6" draw:layer="layout" svg:width="8cm" svg:height="1cm" svg:x="6cm" svg:y="7.5cm">
          <draw:text-box>
            <text:p>1<text:span text:style-name="T3">st</text:span> sequence of steps</text:p>
          </draw:text-box>
        </draw:frame>
        <draw:frame draw:style-name="gr7" draw:text-style-name="P6" draw:layer="layout" svg:width="7.5cm" svg:height="0.986cm" svg:x="6cm" svg:y="16.5cm">
          <draw:text-box>
            <text:p>2<text:span text:style-name="T3">nd</text:span> sequence of steps</text:p>
          </draw:text-box>
        </draw:frame>
        <draw:frame draw:style-name="gr7" draw:text-style-name="P6" draw:layer="layout" svg:width="8cm" svg:height="0.962cm" svg:x="6.5cm" svg:y="9cm">
          <draw:text-box>
            <text:p>Apply stream filter</text:p>
          </draw:text-box>
        </draw:frame>
        <draw:frame draw:style-name="gr4" draw:text-style-name="P6" draw:layer="layout" svg:width="7.5cm" svg:height="0.962cm" svg:x="6.5cm" svg:y="10.5cm">
          <draw:text-box>
            <text:p>Evaluate classifier</text:p>
          </draw:text-box>
        </draw:frame>
        <draw:frame draw:style-name="gr2" draw:text-style-name="P5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3" draw:text-style-name="P6" draw:layer="layout" svg:width="9.5cm" svg:height="1cm" svg:x="6.5cm" svg:y="12cm">
          <draw:text-box>
            <text:p>Filter measurement of interest</text:p>
          </draw:text-box>
        </draw:frame>
        <draw:frame draw:style-name="gr4" draw:text-style-name="P6" draw:layer="layout" svg:width="9cm" svg:height="0.962cm" svg:x="6.5cm" svg:y="13.5cm">
          <draw:text-box>
            <text:p>Generate data for plot</text:p>
          </draw:text-box>
        </draw:frame>
        <draw:frame draw:style-name="gr3" draw:text-style-name="P6" draw:layer="layout" svg:width="9cm" svg:height="1cm" svg:x="6.5cm" svg:y="18cm">
          <draw:text-box>
            <text:p>Apply different stream filter</text:p>
          </draw:text-box>
        </draw:frame>
        <draw:frame draw:style-name="gr4" draw:text-style-name="P6" draw:layer="layout" svg:width="7.5cm" svg:height="0.962cm" svg:x="6.5cm" svg:y="15cm">
          <draw:text-box>
            <text:p>Plot</text:p>
          </draw:text-box>
        </draw:frame>
        <draw:frame draw:style-name="gr8" draw:text-style-name="P11" draw:layer="layout" svg:width="10cm" svg:height="4.5cm" svg:x="17.5cm" svg:y="8.5cm">
          <draw:text-box>
            <text:p text:style-name="P10"><text:span text:style-name="T4">Filter data stream in two separate branches with different filters, evaluate classifier and plot metr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low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2cm" svg:height="0.962cm" svg:x="3cm" svg:y="7.4cm">
          <draw:text-box>
            <text:p>...</text:p>
          </draw:text-box>
        </draw:frame>
        <draw:frame draw:style-name="gr4" draw:text-style-name="P6" draw:layer="layout" svg:width="2cm" svg:height="0.962cm" svg:x="3cm" svg:y="12.5cm">
          <draw:text-box>
            <text:p>...</text:p>
          </draw:text-box>
        </draw:frame>
        <draw:frame draw:style-name="gr6" draw:text-style-name="P6" draw:layer="layout" svg:width="16.703cm" svg:height="0.962cm" svg:x="4.369cm" svg:y="4.5cm">
          <draw:text-box>
            <text:p text:style-name="P8">groups actors accessible via their name (“callable actors”)</text:p>
          </draw:text-box>
        </draw:frame>
        <draw:frame draw:style-name="gr7" draw:text-style-name="P6" xml:id="id2" draw:id="id2" draw:layer="layout" svg:width="4.5cm" svg:height="0.962cm" svg:x="6cm" svg:y="6cm">
          <draw:text-box>
            <text:p>combined plot</text:p>
          </draw:text-box>
        </draw:frame>
        <draw:frame draw:style-name="gr3" draw:text-style-name="P6" draw:layer="layout" svg:width="10cm" svg:height="1cm" svg:x="6cm" svg:y="9.5cm">
          <draw:text-box>
            <text:p>1<text:span text:style-name="T3">st</text:span> evaluation: create plotting data</text:p>
          </draw:text-box>
        </draw:frame>
        <draw:frame draw:style-name="gr7" draw:text-style-name="P6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3" draw:text-style-name="P6" draw:layer="layout" svg:width="11.5cm" svg:height="1cm" svg:x="6cm" svg:y="14.5cm">
          <draw:text-box>
            <text:p>2<text:span text:style-name="T3">nd</text:span> evaluation: create plotting data</text:p>
          </draw:text-box>
        </draw:frame>
        <draw:frame draw:style-name="gr4" draw:text-style-name="P6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5" draw:text-style-name="P7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5" draw:text-style-name="P7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5" draw:text-style-name="P7" draw:layer="layout" svg:x1="3.5cm" svg:y1="8.5cm" svg:x2="3.5cm" svg:y2="11.5cm">
          <text:p/>
        </draw:line>
        <draw:line draw:style-name="gr5" draw:text-style-name="P7" draw:layer="layout" svg:x1="3.5cm" svg:y1="13.475cm" svg:x2="3.5cm" svg:y2="16.475cm">
          <text:p/>
        </draw:line>
        <draw:frame draw:style-name="gr8" draw:text-style-name="P11" draw:layer="layout" svg:width="9cm" svg:height="4.5cm" svg:x="18.5cm" svg:y="8.5cm">
          <draw:text-box>
            <text:p text:style-name="P10"><text:span text:style-name="T4">Generate combined plot of two evaluations by using “callable actors” functiona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for demo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Track a mouse in real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7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20"/>
  </office:meta>
</office:document-meta>
</file>